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start="" draw:marker-start-width="0.3cm" draw:marker-end="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54cm" svg:x="2.269cm" svg:y="2.269cm">
          <text:p text:style-name="P1"><text:span text:style-name="T1">Platypus 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1cm" svg:height="2.54cm" svg:x="2.269cm" svg:y="9.8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51cm" svg:height="1.905cm" svg:x="4.047cm" svg:y="10.23cm"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draw:layer="layout" svg:width="5.08cm" svg:height="2.54cm" svg:x="2.268cm" svg:y="6.068cm">
          <text:p text:style-name="P1"><text:span text:style-name="T1">Platypus</text:span></text:p>
          <text:p text:style-name="P1"><text:span text:style-name="T1"><text:s/></text:span><text:span text:style-name="T1">Application Server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81cm" svg:y1="8.59cm" svg:x2="4.81cm" svg:y2="9.86cm">
          <text:p/>
        </draw:line>
        <draw:custom-shape draw:style-name="gr1" draw:text-style-name="P2" draw:layer="layout" svg:width="5.08cm" svg:height="2.54cm" svg:x="2.168cm" svg:y="2.168cm">
          <text:p text:style-name="P1"><text:span text:style-name="T1">Platypus Client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81cm" svg:y1="4.556cm" svg:x2="4.81cm" svg:y2="6.08cm">
          <text:p/>
        </draw:line>
        <draw:custom-shape draw:style-name="gr1" draw:text-style-name="P2" draw:layer="layout" svg:width="5.08cm" svg:height="2.54cm" svg:x="2.067cm" svg:y="2.067cm">
          <text:p text:style-name="P1"><text:span text:style-name="T1">Platypus Client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514cm" svg:height="0.683cm" svg:x="4.918cm" svg:y="8.919cm">
          <draw:text-box>
            <text:p text:style-name="P3"><text:span text:style-name="T2">JDBC</text:span></text:p>
          </draw:text-box>
        </draw:frame>
        <draw:frame draw:style-name="gr5" draw:text-style-name="P3" draw:layer="layout" svg:width="3.487cm" svg:height="0.683cm" svg:x="4.918cm" svg:y="5.119cm">
          <draw:text-box>
            <text:p text:style-name="P3"><text:span text:style-name="T2">Platypus protoco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2-05-24T08:28:03</meta:creation-date>
    <dc:date>2012-10-25T11:36:43</dc:date>
    <dc:creator>vv </dc:creator>
    <meta:editing-duration>PT24M47S</meta:editing-duration>
    <meta:editing-cycles>8</meta:editing-cycles>
    <meta:generator>LibreOffice/3.5$Linux_x86 LibreOffice_project/350m1$Build-2</meta:generator>
    <meta:document-statistic meta:object-count="10"/>
  </office:meta>
</office:document-meta>
</file>